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3.08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impact_metal</text:p>
          </table:table-cell>
          <table:table-cell office:value-type="string" calcext:value-type="string">
            <text:p>Metallic Impac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ar_name</text:p>
          </table:table-cell>
          <table:table-cell office:value-type="string" calcext:value-type="string">
            <text:p>Translated Character 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ce_line_0</text:p>
          </table:table-cell>
          <table:table-cell office:value-type="string" calcext:value-type="string">
            <text:p>Hey there buckaroo! What are you up do? Are you trying to make a hecking awesome subtitle system? That’s pretty awesome! Can it handle if <text:s/>I talk for a really long time?</text:p>
          </table:table-cell>
          <table:table-cell table:number-columns-repeated="2"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09:40:34.683515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4:59:55.973871559</meta:creation-date>
    <dc:date>2022-01-29T09:42:11.183002756</dc:date>
    <meta:editing-duration>PT3M18S</meta:editing-duration>
    <meta:editing-cycles>3</meta:editing-cycles>
    <meta:generator>LibreOffice/6.4.7.2$Linux_X86_64 LibreOffice_project/40$Build-2</meta:generator>
    <meta:document-statistic meta:table-count="1" meta:cell-count="12" meta:object-count="0"/>
  </office:meta>
</office:document-meta>
</file>